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8"/>
        <table:table-column table:default-cell-style-name="ACE-0" table:style-name="ACOL-0" table:number-columns-repeated="4"/>
        <table:table-column table:default-cell-style-name="ACE-0" table:style-name="ACOL-0" table:number-columns-repeated="225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1999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460">
            <text:p>1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0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800000000000001">
            <text:p>−1.08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1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1510000000000002">
            <text:p>−0.42</text:p>
          </table:table-cell>
          <table:table-cell table:style-name="ACE-3" office:value-type="float" office:value="0.16492422502470641">
            <text:p>0.16</text:p>
          </table:table-cell>
          <table:table-cell table:style-name="ACE-3" office:value-type="float" office:value="0.16492422502470641">
            <text:p>0.1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2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250000000000001">
            <text:p>−1.23</text:p>
          </table:table-cell>
          <table:table-cell table:style-name="ACE-3" office:value-type="float" office:value="0.44890000000000002">
            <text:p>0.45</text:p>
          </table:table-cell>
          <table:table-cell table:style-name="ACE-3" office:value-type="float" office:value="0.44890000000000002">
            <text:p>0.45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3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4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30">
            <text:p>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0999999999999998">
            <text:p>−0.41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5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27000000000000002">
            <text:p>−0.2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3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6269999999999999">
            <text:p>−0.2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4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85">
            <text:p>−1.39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5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8270000000000002">
            <text:p>−0.48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6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7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070000000000000007">
            <text:p>−0.0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8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35730000000000001">
            <text:p>0.3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9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9730000000000001">
            <text:p>0.3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0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20">
            <text:p>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1729999999999999">
            <text:p>0.22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1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30">
            <text:p>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3730000000000001">
            <text:p>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2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20">
            <text:p>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87300000000000003">
            <text:p>0.09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3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80">
            <text:p>3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81">
            <text:p>0.45</text:p>
          </table:table-cell>
          <table:table-cell table:style-name="ACE-3" office:value-type="float" office:value="0.4481">
            <text:p>0.45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4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026700000000000001">
            <text:p>0.0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5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82699999999999996">
            <text:p>−0.08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6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4269999999999999">
            <text:p>−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7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2730000000000001">
            <text:p>0.43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8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349999999999999">
            <text:p>−1.03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9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90">
            <text:p>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0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1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2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7269999999999999">
            <text:p>−0.57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86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6269999999999999">
            <text:p>−0.2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89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05">
            <text:p>−0.51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0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973">
            <text:p>0.2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2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073299999999999997">
            <text:p>0.01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4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4269999999999999">
            <text:p>−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Gnumeric-default" office:value-type="string">
            <text:p>vandePlasscheEtal1998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4499999999999997">
            <text:p>−0.34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0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1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249999999999999">
            <text:p>−2.02</text:p>
          </table:table-cell>
          <table:table-cell table:style-name="ACE-3" office:value-type="float" office:value="0.63249999999999995">
            <text:p>0.63</text:p>
          </table:table-cell>
          <table:table-cell table:style-name="ACE-3" office:value-type="float" office:value="0.63249999999999995">
            <text:p>0.63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2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215">
            <text:p>−0.21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3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4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6331">
            <text:p>0.63</text:p>
          </table:table-cell>
          <table:table-cell table:style-name="ACE-3" office:value-type="float" office:value="0.6331">
            <text:p>0.63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5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51680000000000004">
            <text:p>0.52</text:p>
          </table:table-cell>
          <table:table-cell table:style-name="ACE-3" office:value-type="float" office:value="0.51680000000000004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6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1499999999999999">
            <text:p>−0.61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7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5">
            <text:p>−1.60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2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05">
            <text:p>−1.10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3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590">
            <text:p>5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51680000000000004">
            <text:p>0.52</text:p>
          </table:table-cell>
          <table:table-cell table:style-name="ACE-3" office:value-type="float" office:value="0.51680000000000004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4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76799999999999993">
            <text:p>−0.08</text:p>
          </table:table-cell>
          <table:table-cell table:style-name="ACE-3" office:value-type="float" office:value="0.48321837713398275">
            <text:p>0.48</text:p>
          </table:table-cell>
          <table:table-cell table:style-name="ACE-3" office:value-type="float" office:value="0.48321837713398275">
            <text:p>0.48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5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350000000000001">
            <text:p>−1.44</text:p>
          </table:table-cell>
          <table:table-cell table:style-name="ACE-3" office:value-type="float" office:value="0.65900000000000003">
            <text:p>0.66</text:p>
          </table:table-cell>
          <table:table-cell table:style-name="ACE-3" office:value-type="float" office:value="0.65900000000000003">
            <text:p>0.66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6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4499999999999997">
            <text:p>−0.34</text:p>
          </table:table-cell>
          <table:table-cell table:style-name="ACE-3" office:value-type="float" office:value="0.51800000000000002">
            <text:p>0.52</text:p>
          </table:table-cell>
          <table:table-cell table:style-name="ACE-3" office:value-type="float" office:value="0.51800000000000002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7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5">
            <text:p>−0.63</text:p>
          </table:table-cell>
          <table:table-cell table:style-name="ACE-3" office:value-type="float" office:value="0.51880000000000004">
            <text:p>0.52</text:p>
          </table:table-cell>
          <table:table-cell table:style-name="ACE-3" office:value-type="float" office:value="0.51880000000000004">
            <text:p>0.52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8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5">
            <text:p>−1.40</text:p>
          </table:table-cell>
          <table:table-cell table:style-name="ACE-3" office:value-type="float" office:value="0.6331">
            <text:p>0.63</text:p>
          </table:table-cell>
          <table:table-cell table:style-name="ACE-3" office:value-type="float" office:value="0.6331">
            <text:p>0.63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9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">
            <text:p>−1.79</text:p>
          </table:table-cell>
          <table:table-cell table:style-name="ACE-3" office:value-type="float" office:value="0.78149999999999997">
            <text:p>0.78</text:p>
          </table:table-cell>
          <table:table-cell table:style-name="ACE-3" office:value-type="float" office:value="0.78149999999999997">
            <text:p>0.78</text:p>
          </table:table-cell>
          <table:table-cell table:style-name="Gnumeric-default" office:value-type="string">
            <text:p>NydickEtal1995</text:p>
          </table:table-cell>
          <table:table-cell table:style-name="ACE-0"/>
          <table:table-cell table:number-columns-repeated="3" table:style-name="Gnumeric-default"/>
          <table:table-cell table:number-columns-repeated="229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0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4753000000000007">
            <text:p>−8.48</text:p>
          </table:table-cell>
          <table:table-cell table:style-name="ACE-3" office:value-type="float" office:value="0.23473389188611005">
            <text:p>0.23</text:p>
          </table:table-cell>
          <table:table-cell table:style-name="ACE-3" office:value-type="float" office:value="0.23473389188611005">
            <text:p>0.23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3493000000000004">
            <text:p>−7.35</text:p>
          </table:table-cell>
          <table:table-cell table:style-name="ACE-3" office:value-type="float" office:value="0.2306512518934159">
            <text:p>0.23</text:p>
          </table:table-cell>
          <table:table-cell table:style-name="ACE-3" office:value-type="float" office:value="0.2306512518934159">
            <text:p>0.23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2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2767999999999997">
            <text:p>−7.28</text:p>
          </table:table-cell>
          <table:table-cell table:style-name="ACE-3" office:value-type="float" office:value="0.23323807579381203">
            <text:p>0.23</text:p>
          </table:table-cell>
          <table:table-cell table:style-name="ACE-3" office:value-type="float" office:value="0.23323807579381203">
            <text:p>0.23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9725000000000001">
            <text:p>−5.97</text:p>
          </table:table-cell>
          <table:table-cell table:style-name="ACE-3" office:value-type="float" office:value="0.21748563170931548">
            <text:p>0.22</text:p>
          </table:table-cell>
          <table:table-cell table:style-name="ACE-3" office:value-type="float" office:value="0.21748563170931548">
            <text:p>0.22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4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295">
            <text:p>42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9292999999999996">
            <text:p>−4.93</text:p>
          </table:table-cell>
          <table:table-cell table:style-name="ACE-3" office:value-type="float" office:value="0.22068076490713912">
            <text:p>0.22</text:p>
          </table:table-cell>
          <table:table-cell table:style-name="ACE-3" office:value-type="float" office:value="0.22068076490713912">
            <text:p>0.22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953000000000001">
            <text:p>−3.80</text:p>
          </table:table-cell>
          <table:table-cell table:style-name="ACE-3" office:value-type="float" office:value="0.22472205054244232">
            <text:p>0.22</text:p>
          </table:table-cell>
          <table:table-cell table:style-name="ACE-3" office:value-type="float" office:value="0.22472205054244232">
            <text:p>0.22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8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710">
            <text:p>1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_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5">
            <text:p>−1.85</text:p>
          </table:table-cell>
          <table:table-cell table:style-name="ACE-3" office:value-type="float" office:value="0.51219999999999999">
            <text:p>0.51</text:p>
          </table:table-cell>
          <table:table-cell table:style-name="ACE-3" office:value-type="float" office:value="0.51219999999999999">
            <text:p>0.51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9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53369999999999995">
            <text:p>0.53</text:p>
          </table:table-cell>
          <table:table-cell table:style-name="ACE-3" office:value-type="float" office:value="0.53369999999999995">
            <text:p>0.53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20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649999999999999">
            <text:p>−1.56</text:p>
          </table:table-cell>
          <table:table-cell table:style-name="ACE-3" office:value-type="float" office:value="0.75849999999999995">
            <text:p>0.76</text:p>
          </table:table-cell>
          <table:table-cell table:style-name="ACE-3" office:value-type="float" office:value="0.75849999999999995">
            <text:p>0.76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007</text:p>
          </table:table-cell>
          <table:table-cell table:style-name="ACE-3" office:value-type="float" office:value="41.280000000000001">
            <text:p>41.28</text:p>
          </table:table-cell>
          <table:table-cell table:style-name="ACE-3" office:value-type="float" office:value="-72.480000000000004">
            <text:p>−72.48</text:p>
          </table:table-cell>
          <table:table-cell table:style-name="ACE-0" office:value-type="float" office:value="5280">
            <text:p>5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2231000000000005">
            <text:p>−8.22</text:p>
          </table:table-cell>
          <table:table-cell table:style-name="ACE-3" office:value-type="float" office:value="0.23685438564654021">
            <text:p>0.24</text:p>
          </table:table-cell>
          <table:table-cell table:style-name="ACE-3" office:value-type="float" office:value="0.23685438564654021">
            <text:p>0.24</text:p>
          </table:table-cell>
          <table:table-cell table:style-name="Gnumeric-default" office:value-type="string">
            <text:p>vandePlasscheEtal1989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56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7920000000000005">
            <text:p>0.58</text:p>
          </table:table-cell>
          <table:table-cell table:style-name="ACE-3" office:value-type="float" office:value="0.31921779399024736">
            <text:p>0.32</text:p>
          </table:table-cell>
          <table:table-cell table:style-name="ACE-3" office:value-type="float" office:value="0.31921779399024736">
            <text:p>0.32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57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492">
            <text:p>0.15</text:p>
          </table:table-cell>
          <table:table-cell table:style-name="ACE-3" office:value-type="float" office:value="0.31921779399024736">
            <text:p>0.32</text:p>
          </table:table-cell>
          <table:table-cell table:style-name="ACE-3" office:value-type="float" office:value="0.31921779399024736">
            <text:p>0.32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95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007">
            <text:p>−0.40</text:p>
          </table:table-cell>
          <table:table-cell table:style-name="ACE-3" office:value-type="float" office:value="0.29933259094191533">
            <text:p>0.30</text:p>
          </table:table-cell>
          <table:table-cell table:style-name="ACE-3" office:value-type="float" office:value="0.29933259094191533">
            <text:p>0.30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96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29933259094191533">
            <text:p>0.30</text:p>
          </table:table-cell>
          <table:table-cell table:style-name="ACE-3" office:value-type="float" office:value="0.29933259094191533">
            <text:p>0.30</text:p>
          </table:table-cell>
          <table:table-cell table:style-name="Gnumeric-default" office:value-type="string">
            <text:p>vandePlassche1991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6452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305">
            <text:p>3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999999999999998">
            <text:p>−0.7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645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1500000000000001">
            <text:p>−0.52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776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0500000000000003">
            <text:p>−0.91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7765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5">
            <text:p>−0.6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2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3">
            <text:p>−1.0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3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499999999999995">
            <text:p>−0.81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6499999999999995">
            <text:p>−0.56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364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475">
            <text:p>4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Gnumeric-default" office:value-type="string">
            <text:p>DonnellyEtal2004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0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3645">
            <text:p>364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649999999999997">
            <text:p>−5.26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2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65">
            <text:p>−4.17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3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700000000000001">
            <text:p>−6.8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101413BC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700000000000001">
            <text:p>−6.3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4A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700000000000003">
            <text:p>−6.5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6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1515">
            <text:p>15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65">
            <text:p>−1.86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7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949999999999998">
            <text:p>−3.19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Gnumeric-default" office:value-type="string">
            <text:p>CinquemaniEtal198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10439</text:p>
          </table:table-cell>
          <table:table-cell table:style-name="ACE-3" office:value-type="float" office:value="41.250999999999998">
            <text:p>41.25</text:p>
          </table:table-cell>
          <table:table-cell table:style-name="ACE-3" office:value-type="float" office:value="-72.85599999999998">
            <text:p>−72.86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649999999999999">
            <text:p>−1.56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Gnumeric-default" office:value-type="string">
            <text:p>vandePlasscheEtal200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10440</text:p>
          </table:table-cell>
          <table:table-cell table:style-name="ACE-3" office:value-type="float" office:value="41.250999999999998">
            <text:p>41.25</text:p>
          </table:table-cell>
          <table:table-cell table:style-name="ACE-3" office:value-type="float" office:value="-72.85599999999998">
            <text:p>−72.86</text:p>
          </table:table-cell>
          <table:table-cell table:style-name="ACE-0" office:value-type="float" office:value="1133">
            <text:p>113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950000000000001">
            <text:p>−1.20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Gnumeric-default" office:value-type="string">
            <text:p>vandePlasscheEtal200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139</text:p>
          </table:table-cell>
          <table:table-cell table:style-name="ACE-3" office:value-type="float" office:value="41.261000000000003">
            <text:p>41.26</text:p>
          </table:table-cell>
          <table:table-cell table:style-name="ACE-3" office:value-type="float" office:value="-72.849000000000004">
            <text:p>−72.85</text:p>
          </table:table-cell>
          <table:table-cell table:style-name="ACE-0" office:value-type="float" office:value="3092">
            <text:p>3092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199999999999999">
            <text:p>−3.92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Gnumeric-default" office:value-type="string">
            <text:p>vandePlasscheEtal200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140</text:p>
          </table:table-cell>
          <table:table-cell table:style-name="ACE-3" office:value-type="float" office:value="41.25">
            <text:p>41.25</text:p>
          </table:table-cell>
          <table:table-cell table:style-name="ACE-3" office:value-type="float" office:value="-72.859999999999999">
            <text:p>−72.86</text:p>
          </table:table-cell>
          <table:table-cell table:style-name="ACE-0" office:value-type="float" office:value="2814">
            <text:p>2814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750000000000002">
            <text:p>−3.08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Gnumeric-default" office:value-type="string">
            <text:p>vandePlasscheEtal200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262</text:p>
          </table:table-cell>
          <table:table-cell table:style-name="ACE-3" office:value-type="float" office:value="41.256">
            <text:p>41.26</text:p>
          </table:table-cell>
          <table:table-cell table:style-name="ACE-3" office:value-type="float" office:value="-72.838999999999999">
            <text:p>−72.84</text:p>
          </table:table-cell>
          <table:table-cell table:style-name="ACE-0" office:value-type="float" office:value="2124">
            <text:p>212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450000000000001">
            <text:p>−2.25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Gnumeric-default" office:value-type="string">
            <text:p>vandePlasscheEtal200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82</text:p>
          </table:table-cell>
          <table:table-cell table:style-name="ACE-3" office:value-type="float" office:value="41.369999999999997">
            <text:p>41.37</text:p>
          </table:table-cell>
          <table:table-cell table:style-name="ACE-3" office:value-type="float" office:value="-71.950000000000003">
            <text:p>−71.95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6044">
            <text:p>−3.60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Gnumeric-default" office:value-type="string">
            <text:p>RedfieldRubin196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45</text:p>
          </table:table-cell>
          <table:table-cell table:style-name="ACE-3" office:value-type="float" office:value="41.299999999999997">
            <text:p>41.30</text:p>
          </table:table-cell>
          <table:table-cell table:style-name="ACE-3" office:value-type="float" office:value="-72.75">
            <text:p>−72.75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0800000000000001">
            <text:p>−9.08</text:p>
          </table:table-cell>
          <table:table-cell table:style-name="ACE-3" office:value-type="float" office:value="0.51000000000000001">
            <text:p>0.51</text:p>
          </table:table-cell>
          <table:table-cell table:style-name="ACE-3" office:value-type="float" office:value="0.51000000000000001">
            <text:p>0.51</text:p>
          </table:table-cell>
          <table:table-cell table:style-name="Gnumeric-default" office:value-type="string">
            <text:p>RedfieldRubin1962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6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050000000000004">
            <text:p>−7.11</text:p>
          </table:table-cell>
          <table:table-cell table:style-name="ACE-3" office:value-type="float" office:value="0.48497422611928565">
            <text:p>0.48</text:p>
          </table:table-cell>
          <table:table-cell table:style-name="ACE-3" office:value-type="float" office:value="0.48497422611928565">
            <text:p>0.48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7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5030000000000001">
            <text:p>−4.50</text:p>
          </table:table-cell>
          <table:table-cell table:style-name="ACE-3" office:value-type="float" office:value="0.4870318264754368">
            <text:p>0.49</text:p>
          </table:table-cell>
          <table:table-cell table:style-name="ACE-3" office:value-type="float" office:value="0.4870318264754368">
            <text:p>0.49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8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6040999999999999">
            <text:p>−3.60</text:p>
          </table:table-cell>
          <table:table-cell table:style-name="ACE-3" office:value-type="float" office:value="0.48590122453025369">
            <text:p>0.49</text:p>
          </table:table-cell>
          <table:table-cell table:style-name="ACE-3" office:value-type="float" office:value="0.48590122453025369">
            <text:p>0.49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74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6880000000000006">
            <text:p>−9.69</text:p>
          </table:table-cell>
          <table:table-cell table:style-name="ACE-3" office:value-type="float" office:value="0.50199601592044529">
            <text:p>0.50</text:p>
          </table:table-cell>
          <table:table-cell table:style-name="ACE-3" office:value-type="float" office:value="0.50199601592044529">
            <text:p>0.50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5606">
            <text:p>−1.56</text:p>
          </table:table-cell>
          <table:table-cell table:style-name="ACE-3" office:value-type="float" office:value="0.50941142507800119">
            <text:p>0.51</text:p>
          </table:table-cell>
          <table:table-cell table:style-name="ACE-3" office:value-type="float" office:value="0.50941142507800119">
            <text:p>0.51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6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2704">
            <text:p>−2.27</text:p>
          </table:table-cell>
          <table:table-cell table:style-name="ACE-3" office:value-type="float" office:value="0.49959983987187184">
            <text:p>0.50</text:p>
          </table:table-cell>
          <table:table-cell table:style-name="ACE-3" office:value-type="float" office:value="0.49959983987187184">
            <text:p>0.50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7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7683999999999997">
            <text:p>−4.77</text:p>
          </table:table-cell>
          <table:table-cell table:style-name="ACE-3" office:value-type="float" office:value="0.50159744815937812">
            <text:p>0.50</text:p>
          </table:table-cell>
          <table:table-cell table:style-name="ACE-3" office:value-type="float" office:value="0.50159744815937812">
            <text:p>0.50</text:p>
          </table:table-cell>
          <table:table-cell table:style-name="Gnumeric-default" office:value-type="string">
            <text:p>Bloom1963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40</text:p>
          </table:table-cell>
          <table:table-cell table:style-name="ACE-3" office:value-type="float" office:value="41.25">
            <text:p>41.25</text:p>
          </table:table-cell>
          <table:table-cell table:style-name="ACE-3" office:value-type="float" office:value="-72.810000000000002">
            <text:p>−72.81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36030000000000001">
            <text:p>0.36</text:p>
          </table:table-cell>
          <table:table-cell table:style-name="ACE-3" office:value-type="float" office:value="0.4803123983409131">
            <text:p>0.48</text:p>
          </table:table-cell>
          <table:table-cell table:style-name="ACE-3" office:value-type="float" office:value="0.4803123983409131">
            <text:p>0.48</text:p>
          </table:table-cell>
          <table:table-cell table:style-name="Gnumeric-default" office:value-type="string">
            <text:p>Bloom1963</text:p>
          </table:table-cell>
          <table:table-cell table:number-columns-repeated="226" table:style-name="ACE-0"/>
          <table:table-cell table:number-columns-repeated="14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43</text:p>
          </table:table-cell>
          <table:table-cell table:style-name="ACE-3" office:value-type="float" office:value="41.340000000000003">
            <text:p>41.34</text:p>
          </table:table-cell>
          <table:table-cell table:style-name="ACE-3" office:value-type="float" office:value="-72.879999999999995">
            <text:p>−72.88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3651">
            <text:p>−4.37</text:p>
          </table:table-cell>
          <table:table-cell table:style-name="ACE-3" office:value-type="float" office:value="0.56488936969994397">
            <text:p>0.56</text:p>
          </table:table-cell>
          <table:table-cell table:style-name="ACE-3" office:value-type="float" office:value="0.56488936969994397">
            <text:p>0.56</text:p>
          </table:table-cell>
          <table:table-cell table:style-name="Gnumeric-default" office:value-type="string">
            <text:p>Bloom1963</text:p>
          </table:table-cell>
          <table:table-cell table:number-columns-repeated="226" table:style-name="ACE-0"/>
          <table:table-cell table:number-columns-repeated="14" table:style-name="Gnumeric-default"/>
        </table:table-row>
        <table:table-row table:style-name="AROW-0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55</text:p>
          </table:table-cell>
          <table:table-cell table:style-name="ACE-3" office:value-type="float" office:value="41.270000000000003">
            <text:p>41.27</text:p>
          </table:table-cell>
          <table:table-cell table:style-name="ACE-3" office:value-type="float" office:value="-72.659999999999997">
            <text:p>−72.6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30300000000000001">
            <text:p>0.03</text:p>
          </table:table-cell>
          <table:table-cell table:style-name="ACE-3" office:value-type="float" office:value="0.4803123983409131">
            <text:p>0.48</text:p>
          </table:table-cell>
          <table:table-cell table:style-name="ACE-3" office:value-type="float" office:value="0.4803123983409131">
            <text:p>0.48</text:p>
          </table:table-cell>
          <table:table-cell table:style-name="Gnumeric-default" office:value-type="string">
            <text:p>Bloom1963</text:p>
          </table:table-cell>
          <table:table-cell table:number-columns-repeated="226" table:style-name="ACE-0"/>
          <table:table-cell table:number-columns-repeated="14" table:style-name="Gnumeric-default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6">
          <table:table-cell table:number-columns-repeated="16" table:style-name="ACE-0"/>
          <table:table-cell table:number-columns-repeated="9" table:style-name="Gnumeric-default"/>
          <table:table-cell table:number-columns-repeated="224" table:style-name="ACE-0"/>
          <table:table-cell table:number-columns-repeated="7" table:style-name="Gnumeric-default"/>
        </table:table-row>
        <table:table-row table:style-name="AROW-0">
          <table:table-cell table:number-columns-repeated="16" table:style-name="ACE-0"/>
          <table:table-cell table:number-columns-repeated="9" table:style-name="Gnumeric-default"/>
          <table:table-cell table:number-columns-repeated="231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7" gnm:cursor-row="10">
          <gnm:selection gnm:start-col="7" gnm:start-row="10" gnm:end-col="7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1T09:44:5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